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5.2209in"/>
        </style:tab-stops>
      </style:paragraph-properties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ERSITY OF BUEA <text:s text:c="87"/>FACULTY OF EDUCATION</text:p>
      <text:p text:style-name="Standard"><text:s text:c="8"/><text:tab/><text:tab/><text:tab/>SECOND SEMESTER EXAMINATION</text:p>
      <text:p text:style-name="Standard">DEPARTMENT:EFA<text:tab/><text:tab/><text:tab/> <text:s text:c="8"/>COURSE INSTRUCTORS: ALL</text:p>
      <text:p text:style-name="Standard">MONTH: JULY<text:tab/><text:tab/><text:tab/><text:tab/> <text:s text:c="8"/>COURSE CODE &amp; TITLE: CVE 100-CIVICS AND ETHICS</text:p>
      <text:p text:style-name="Standard">YEAR: 2012/2013<text:tab/><text:tab/><text:tab/> <text:s text:c="8"/>TIME:08:00-10:00 am</text:p>
      <text:p text:style-name="Standard">DATE: o2/07/2013<text:tab/><text:tab/><text:tab/> <text:s text:c="9"/>TIME ALLOWED: 2 HOURS</text:p>
      <text:p text:style-name="Standard">CREDIT VALUE:4C</text:p>
      <text:p text:style-name="Standard">I<text:span text:style-name="T1">nstructions: Answer Question One and Tow Others of Your Choice</text:span></text:p>
      <text:p text:style-name="Standard"><text:span text:style-name="T1">1. a. Define government. (5Marks)</text:span></text:p>
      <text:p text:style-name="Standard"><text:span text:style-name="T1"><text:s/>b. Discuss the Presidential system of government. (6Marks)</text:span></text:p>
      <text:p text:style-name="Standard"><text:span text:style-name="T1">c. What are the advantages and disadvantages of this system?(10Marks)</text:span></text:p>
      <text:p text:style-name="Standard"><text:span text:style-name="T1">d. examine the different organ of government in Cameroon.(9Marks) <text:s/></text:span></text:p>
      <text:p text:style-name="Standard"><text:span text:style-name="T1">2. Discuss with concrete examples the following positive values as necessary pillars f or National-Building:</text:span></text:p>
      <text:p text:style-name="Standard"><text:span text:style-name="T1">a. Patriotism</text:span><text:bookmark text:name="_GoBack"/></text:p>
      <text:p text:style-name="Standard"><text:span text:style-name="T1">b. Discipline</text:span></text:p>
      <text:p text:style-name="Standard"><text:span text:style-name="T1">c. Hard work</text:span></text:p>
      <text:p text:style-name="Standard"><text:span text:style-name="T1">d. Honesty <text:s text:c="89"/><text:tab/> <text:s text:c="12"/>(20 Marks) <text:s/></text:span></text:p>
      <text:p text:style-name="Standard"><text:span text:style-name="T1">3. Discuss the concept of morality as an ethical value in our day-to-day life.</text:span></text:p>
      <text:p text:style-name="P1"><text:span text:style-name="T1">(20Marsk) <text:s text:c="25"/></text:span></text:p>
      <text:p text:style-name="Standard"><text:soft-page-break/><text:span text:style-name="T1">4. Compare and contrast Biya’s communal Liberalism and Nyerere’s <text:s/>Ujamaah Social Policy in the development of their respective nations <text:s text:c="7"/>(20 Marks)</text:span></text:p>
      <text:p text:style-name="Standard"><text:span text:style-name="T1">5. Give reasons why civics and ethics should be taught in the University of Buea</text:span></text:p>
      <text:p text:style-name="P2"><text:span text:style-name="T1"><text:tab/>(20 Marks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-CAREME</meta:initial-creator>
    <dc:creator>MI-CAREME</dc:creator>
    <meta:editing-cycles>1</meta:editing-cycles>
    <meta:creation-date>2013-07-13T17:43:00</meta:creation-date>
    <dc:date>2013-07-13T19:10:00</dc:date>
    <meta:editing-duration>PT1M27S</meta:editing-duration>
    <meta:generator>LibreOffice/4.1.5.3$Linux_X86_64 LibreOffice_project/410m0$Build-3</meta:generator>
    <meta:document-statistic meta:table-count="0" meta:image-count="0" meta:object-count="0" meta:page-count="2" meta:paragraph-count="22" meta:word-count="156" meta:character-count="1312" meta:non-whitespace-character-count="8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